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7A0000007DD5F6C7DC.png"/>
  <manifest:file-entry manifest:media-type="image/png" manifest:full-path="Pictures/100000000000007D0000007F76B05142.png"/>
  <manifest:file-entry manifest:media-type="image/png" manifest:full-path="Pictures/100000000000007E00000082F4531848.png"/>
  <manifest:file-entry manifest:media-type="image/png" manifest:full-path="Pictures/1000000000000083000000900AEF37E0.png"/>
  <manifest:file-entry manifest:media-type="image/png" manifest:full-path="Pictures/10000000000000AB000000795C50CE73.png"/>
  <manifest:file-entry manifest:media-type="image/png" manifest:full-path="Pictures/1000000000000098000000981AD132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6.5cm" svg:x="1.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8cm" svg:height="2.384cm" svg:x="1.7cm" svg:y="2.9cm">
          <draw:text-box>
            <text:p text:style-name="P1">Requirements</text:p>
            <text:p text:style-name="P1">Elicitation</text:p>
            <text:p text:style-name="P1">and Analysis</text:p>
          </draw:text-box>
        </draw:frame>
        <draw:custom-shape draw:style-name="gr1" draw:text-style-name="P1" draw:layer="layout" svg:width="5cm" svg:height="16.5cm" svg:x="7.1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884cm" svg:height="1.673cm" svg:x="7.5cm" svg:y="3cm">
          <draw:text-box>
            <text:p text:style-name="P1">System </text:p>
            <text:p text:style-name="P1">Architecture</text:p>
          </draw:text-box>
        </draw:frame>
        <draw:custom-shape draw:style-name="gr1" draw:text-style-name="P1" draw:layer="layout" svg:width="5cm" svg:height="16.5cm" svg:x="12.6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471cm" svg:height="0.962cm" svg:x="13.629cm" svg:y="3.038cm">
          <draw:text-box>
            <text:p>Design</text:p>
          </draw:text-box>
        </draw:frame>
        <draw:frame draw:style-name="gr4" draw:text-style-name="P1" draw:layer="layout" svg:width="4.52cm" svg:height="3.199cm" svg:x="1.68cm" svg:y="6cm">
          <draw:image xlink:href="Pictures/10000000000000AB000000795C50CE73.png" xlink:type="simple" xlink:show="embed" xlink:actuate="onLoad">
            <text:p/>
          </draw:image>
        </draw:frame>
        <draw:frame draw:style-name="gr4" draw:text-style-name="P1" draw:layer="layout" svg:width="3.463cm" svg:height="3.808cm" svg:x="2.2cm" svg:y="13.192cm">
          <draw:image xlink:href="Pictures/1000000000000083000000900AEF37E0.png" xlink:type="simple" xlink:show="embed" xlink:actuate="onLoad">
            <text:p/>
          </draw:image>
        </draw:frame>
        <draw:frame draw:style-name="gr4" draw:text-style-name="P1" draw:layer="layout" svg:width="3.331cm" svg:height="3.437cm" svg:x="8.1cm" svg:y="13.063cm">
          <draw:image xlink:href="Pictures/100000000000007E00000082F4531848.png" xlink:type="simple" xlink:show="embed" xlink:actuate="onLoad">
            <text:p/>
          </draw:image>
        </draw:frame>
        <draw:frame draw:style-name="gr4" draw:text-style-name="P1" draw:layer="layout" svg:width="3.225cm" svg:height="3.305cm" svg:x="13.375cm" svg:y="13.1cm">
          <draw:image xlink:href="Pictures/100000000000007A0000007DD5F6C7DC.png" xlink:type="simple" xlink:show="embed" xlink:actuate="onLoad">
            <text:p/>
          </draw:image>
        </draw:frame>
        <draw:custom-shape draw:style-name="gr1" draw:text-style-name="P1" draw:layer="layout" svg:width="5cm" svg:height="16.5cm" svg:x="18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6.5cm" svg:x="23.3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833cm" svg:height="0.962cm" svg:x="18cm" svg:y="3.038cm">
          <draw:text-box>
            <text:p>Implementation</text:p>
          </draw:text-box>
        </draw:frame>
        <draw:frame draw:style-name="gr3" draw:layer="layout" svg:width="2.509cm" svg:height="0.962cm" svg:x="24.3cm" svg:y="3cm">
          <draw:text-box>
            <text:p>Testing</text:p>
          </draw:text-box>
        </draw:frame>
        <draw:frame draw:style-name="gr4" draw:text-style-name="P1" draw:layer="layout" svg:width="3.304cm" svg:height="3.358cm" svg:x="18.696cm" svg:y="13.042cm">
          <draw:image xlink:href="Pictures/100000000000007D0000007F76B05142.png" xlink:type="simple" xlink:show="embed" xlink:actuate="onLoad">
            <text:p/>
          </draw:image>
        </draw:frame>
        <draw:frame draw:style-name="gr4" draw:text-style-name="P1" draw:layer="layout" svg:width="4.018cm" svg:height="4.019cm" svg:x="23.882cm" svg:y="13.181cm">
          <draw:image xlink:href="Pictures/1000000000000098000000981AD13227.png" xlink:type="simple" xlink:show="embed" xlink:actuate="onLoad">
            <text:p/>
          </draw:image>
        </draw:frame>
        <draw:frame draw:style-name="gr3" draw:layer="layout" svg:width="4.693cm" svg:height="1.673cm" svg:x="1.6cm" svg:y="17.227cm">
          <draw:text-box>
            <text:p>Domain Object</text:p>
            <text:p text:style-name="P1">Model</text:p>
          </draw:text-box>
        </draw:frame>
        <draw:frame draw:style-name="gr3" draw:layer="layout" svg:width="3.639cm" svg:height="0.962cm" svg:x="7.5cm" svg:y="17.538cm">
          <draw:text-box>
            <text:p>Subsystem</text:p>
          </draw:text-box>
        </draw:frame>
        <draw:frame draw:style-name="gr3" draw:text-style-name="P1" draw:layer="layout" svg:width="2.894cm" svg:height="1.673cm" svg:x="13.5cm" svg:y="17cm">
          <draw:text-box>
            <text:p text:style-name="P1">Class</text:p>
            <text:p text:style-name="P1">Diagram</text:p>
          </draw:text-box>
        </draw:frame>
        <draw:frame draw:style-name="gr3" draw:layer="layout" svg:width="4.198cm" svg:height="0.962cm" svg:x="18.442cm" svg:y="17.438cm">
          <draw:text-box>
            <text:p>Source Code</text:p>
          </draw:text-box>
        </draw:frame>
        <draw:frame draw:style-name="gr3" draw:layer="layout" svg:width="3.639cm" svg:height="0.962cm" svg:x="24cm" svg:y="17.5cm">
          <draw:text-box>
            <text:p>Test Cases</text:p>
          </draw:text-box>
        </draw:frame>
        <draw:line draw:style-name="gr5" draw:text-style-name="P1" draw:layer="layout" svg:x1="6cm" svg:y1="9cm" svg:x2="10cm" svg:y2="9cm">
          <text:p/>
        </draw:line>
        <draw:line draw:style-name="gr6" draw:text-style-name="P1" draw:layer="layout" svg:x1="10cm" svg:y1="9cm" svg:x2="10cm" svg:y2="13cm">
          <text:p/>
        </draw:line>
        <draw:line draw:style-name="gr7" draw:text-style-name="P1" draw:layer="layout" svg:x1="6cm" svg:y1="8.3cm" svg:x2="15cm" svg:y2="8.3cm">
          <text:p/>
        </draw:line>
        <draw:line draw:style-name="gr7" draw:text-style-name="P1" draw:layer="layout" svg:x1="6cm" svg:y1="7.5cm" svg:x2="20.5cm" svg:y2="7.5cm">
          <text:p/>
        </draw:line>
        <draw:line draw:style-name="gr7" draw:text-style-name="P1" draw:layer="layout" svg:x1="6cm" svg:y1="6.7cm" svg:x2="26cm" svg:y2="6.7cm">
          <text:p/>
        </draw:line>
        <draw:line draw:style-name="gr6" draw:text-style-name="P1" draw:layer="layout" svg:x1="15cm" svg:y1="8.3cm" svg:x2="15cm" svg:y2="13.3cm">
          <text:p/>
        </draw:line>
        <draw:line draw:style-name="gr6" draw:text-style-name="P1" draw:layer="layout" svg:x1="20.4cm" svg:y1="7.5cm" svg:x2="20.4cm" svg:y2="13.142cm">
          <text:p/>
        </draw:line>
        <draw:line draw:style-name="gr6" draw:text-style-name="P1" draw:layer="layout" svg:x1="26cm" svg:y1="6.7cm" svg:x2="26cm" svg:y2="13.5cm">
          <text:p/>
        </draw:line>
        <draw:frame draw:style-name="gr3" draw:text-style-name="P2" draw:layer="layout" svg:width="10.433cm" svg:height="1.195cm" svg:x="9.6cm" svg:y="0.895cm">
          <draw:text-box>
            <text:p text:style-name="P2">Requirements Elicitation</text:p>
          </draw:text-box>
        </draw:frame>
        <draw:line draw:style-name="gr6" draw:text-style-name="P1" draw:layer="layout" svg:x1="4cm" svg:y1="9cm" svg:x2="4cm" svg:y2="13.5cm">
          <text:p/>
        </draw:line>
        <draw:line draw:style-name="gr6" draw:text-style-name="P1" draw:layer="layout" svg:x1="5.5cm" svg:y1="14.5cm" svg:x2="8cm" svg:y2="14.5cm">
          <text:p/>
        </draw:line>
        <draw:line draw:style-name="gr6" draw:text-style-name="P1" draw:layer="layout" svg:x1="11.5cm" svg:y1="14.5cm" svg:x2="13.5cm" svg:y2="14.5cm">
          <text:p/>
        </draw:line>
        <draw:line draw:style-name="gr6" draw:text-style-name="P1" draw:layer="layout" svg:x1="16.5cm" svg:y1="14.5cm" svg:x2="19cm" svg:y2="14.5cm">
          <text:p/>
        </draw:line>
        <draw:line draw:style-name="gr8" draw:text-style-name="P1" draw:layer="layout" svg:x1="24cm" svg:y1="14.5cm" svg:x2="22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omas Stuetz</meta:initial-creator>
    <meta:creation-date>2011-07-05T14:41:53</meta:creation-date>
    <dc:date>2011-07-05T14:58:16</dc:date>
    <dc:creator>Thomas Stuetz</dc:creator>
    <meta:editing-duration>PT16M23S</meta:editing-duration>
    <meta:editing-cycles>8</meta:editing-cycles>
    <meta:generator>LibreOffice/3.3$Unix LibreOffice_project/330m19$Build-202</meta:generator>
    <meta:document-statistic meta:object-count="35"/>
  </office:meta>
</office:document-meta>
</file>